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A00000188A73545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639cm" svg:height="13.826cm" svg:x="5.188cm" svg:y="7.12cm">
          <draw:image xlink:href="Pictures/100000000000014A00000188A73545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5T11:44:52</meta:creation-date>
    <dc:date>2011-03-07T19:24:53</dc:date>
    <meta:editing-duration>PT00H14M32S</meta:editing-duration>
    <meta:editing-cycles>2</meta:editing-cycles>
    <meta:generator>NeoOffice/3.0$Unix OpenOffice.org_project/Patch 2</meta:generator>
    <meta:document-statistic meta:object-count="1"/>
  </office:meta>
</office:document-meta>
</file>